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7.4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33cm"/>
    </style:style>
    <style:style style:name="co4" style:family="table-column">
      <style:table-column-properties fo:break-before="auto" style:column-width="0.743cm"/>
    </style:style>
    <style:style style:name="co5" style:family="table-column">
      <style:table-column-properties fo:break-before="auto" style:column-width="1.1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10" table:default-cell-style-name="Default"/>
        <table:table-row table:style-name="ro2">
          <table:table-cell/>
          <table:table-cell office:value-type="string" calcext:value-type="string">
            <text:p>小伊 ()悟</text:p>
          </table:table-cell>
          <table:table-cell/>
          <table:table-cell office:value-type="string" calcext:value-type="string">
            <text:p>Mr 韩</text:p>
          </table:table-cell>
          <table:table-cell/>
          <table:table-cell table:formula="of:=1/40000" office:value-type="float" office:value="0.000025" calcext:value-type="float">
            <text:p>2.5E-05</text:p>
          </table:table-cell>
          <table:table-cell table:number-columns-repeated="3"/>
          <table:table-cell office:value-type="string" calcext:value-type="string">
            <text:p>酒后的拉丁</text:p>
          </table:table-cell>
        </table:table-row>
        <table:table-row table:style-name="ro1">
          <table:table-cell/>
          <table:table-cell office:value-type="string" calcext:value-type="string">
            <text:p>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table:formula="of:=[.$F$1]*[.B3]" office:value-type="float" office:value="0.1375" calcext:value-type="float">
            <text:p>0.1375</text:p>
          </table:table-cell>
          <table:table-cell table:formula="of:=[.D3]/[.G3]" office:value-type="float" office:value="1.23636363636364" calcext:value-type="float">
            <text:p>1.23636363636364</text:p>
          </table:table-cell>
          <table:table-cell/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table:formula="of:=[.$F$1]*[.B4]" office:value-type="float" office:value="0.675" calcext:value-type="float">
            <text:p>0.675</text:p>
          </table:table-cell>
          <table:table-cell table:formula="of:=[.D4]/[.G4]" office:value-type="float" office:value="1.33333333333333" calcext:value-type="float">
            <text:p>1.33333333333333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/>
          <table:table-cell table:formula="of:=[.$F$1]*[.B5]" office:value-type="float" office:value="0.1375" calcext:value-type="float">
            <text:p>0.1375</text:p>
          </table:table-cell>
          <table:table-cell table:formula="of:=[.D5]/[.G5]" office:value-type="float" office:value="0.654545454545454" calcext:value-type="float">
            <text:p>0.654545454545454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/>
          <table:table-cell table:formula="of:=[.$F$1]*[.B6]" office:value-type="float" office:value="0.0825" calcext:value-type="float">
            <text:p>0.0825</text:p>
          </table:table-cell>
          <table:table-cell table:formula="of:=[.D6]/[.G6]" office:value-type="float" office:value="0.96969696969697" calcext:value-type="float">
            <text:p>0.96969696969697</text:p>
          </table:table-cell>
          <table:table-cell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8500" calcext:value-type="float">
            <text:p>8500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2"/>
          <table:table-cell table:formula="of:=[.$F$1]*[.B7]" office:value-type="float" office:value="0.2125" calcext:value-type="float">
            <text:p>0.2125</text:p>
          </table:table-cell>
          <table:table-cell table:formula="of:=[.D7]/[.G7]" office:value-type="float" office:value="1.03529411764706" calcext:value-type="float">
            <text:p>1.03529411764706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office:value-type="float" office:value="70000" calcext:value-type="float">
            <text:p>70000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$F$1]*[.B8]" office:value-type="float" office:value="1.75" calcext:value-type="float">
            <text:p>1.75</text:p>
          </table:table-cell>
          <table:table-cell table:formula="of:=[.D8]/[.G8]" office:value-type="float" office:value="1.02857142857143" calcext:value-type="float">
            <text:p>1.02857142857143</text:p>
          </table:table-cell>
          <table:table-cell/>
          <table:table-cell office:value-type="float" office:value="1.8" calcext:value-type="float">
            <text:p>1.8</text:p>
          </table:table-cell>
        </table:table-row>
      </table:table>
      <table:table table:name="2020052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4500" calcext:value-type="float">
            <text:p>4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270" calcext:value-type="float">
            <text:p>2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6" calcext:value-type="float">
            <text:p>16</text:p>
          </table:table-cell>
          <table:table-cell table:formula="of:=[.B1]*[.C1]" office:value-type="float" office:value="960" calcext:value-type="float">
            <text:p>9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240" calcext:value-type="float">
            <text:p>2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]*[.C1]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2" table:formula="of:=[.B3]*[.C3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style-name="ce2" table:formula="of:=[.B5]*[.C5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8])" office:value-type="float" office:value="5500" calcext:value-type="float">
            <text:p>5500</text:p>
          </table:table-cell>
          <table:table-cell table:formula="of:=5500-[.D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5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style-name="ce2" table:formula="of:=[.B3]*[.C3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150" calcext:value-type="float">
            <text:p>15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4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1]*[.C1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2]*[.C2]" office:value-type="float" office:value="1020" calcext:value-type="float">
            <text:p>1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number-columns-repeated="61"/>
        </table:table-row>
      </table:table>
      <table:table table:name="202004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4]*[.C4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ce2"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2"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59"/>
        </table:table-row>
      </table:table>
      <table:table table:name="202004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1]*[.C1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2" table:formula="of:=[.B2]*[.C2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4]*[.C4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2"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9]*[.C29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59"/>
        </table:table-row>
      </table:table>
      <table:table table:name="202003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3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2]*[.C2]" office:value-type="float" office:value="3200" calcext:value-type="float">
            <text:p>32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4]*[.C4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蘑菇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1]*[.C1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小树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云杉、小云杉、大云杉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B4]*[.C4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00/00/00</text:date>, <text:time style:data-style-name="N2" text:time-value="16:57:55.8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6T06:10:04.025910001</meta:creation-date>
    <dc:date>2020-05-26T17:06:51.131000000</dc:date>
    <meta:editing-duration>PT12H43M3S</meta:editing-duration>
    <meta:editing-cycles>124</meta:editing-cycles>
    <meta:generator>LibreOffice/6.4.3.2$Windows_X86_64 LibreOffice_project/747b5d0ebf89f41c860ec2a39efd7cb15b54f2d8</meta:generator>
    <meta:document-statistic meta:table-count="48" meta:cell-count="1653" meta:object-count="0"/>
  </office:meta>
</office:document-meta>
</file>